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nux Liberti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fahren, welche von der Induktionskanone ausgehen sehen wir vor allem in der Spannung sowie den hohen Strömen die kurzzeitig fließen, sowie in dem fliegenden Ring.</text:p>
      <text:p text:style-name="P1"/>
      <text:p text:style-name="P1">Um eine Gefährung auszuschließen ist ein komplett geschlossener Kasten für die Schaltung sowie ein teilweise geschlossener Kasten für die eigentliche Abschussvorrichtung vorgesehen.</text:p>
      <text:p text:style-name="P1">Der Kasten für die Schaltung lässt sich nur bei gezogenem Stromkabel öffnen.</text:p>
      <text:p text:style-name="P1">Da die Abschussvorrichtung einen Ring verschiesen soll muss der Kasten dafür nach vorne offen sein. Jedoch soll die komplette Konstruktion nur von hinten zugänglich sein und von vorne durch ein Absperrband gesichert werden.</text:p>
      <text:p text:style-name="P1">Der Draht, welcher für die Spule zum Abschießen benutzt wird ist lakiert und somit an sich schon berührungssicher. Die komplette Spule ist zudem zusätzlich noch in einem Plexiglas-Gehäuse, sodass der lakierte Draht nicht berührt werden kann. Wenn das Gehäuse, in welchem sich die Abschussvorrichtung befindet, offen ist, so können die Kondensatoren nicht entladen werden. Somit wird sichergestellt, das der fliegende Ring keine Verletzungen verursacht.</text:p>
      <text:p text:style-name="P1">Sobald die Türe offen ist, kann auch nicht begonnen werden den Kondensator zu laden.</text:p>
      <text:p text:style-name="P1">In dem Gehäuse ist ein FI-Schutzschalter verbaut. Dieser hat einen sehr geringen Fehlstrom, bei dem er auslöst.</text:p>
      <text:p text:style-name="P1"/>
      <text:p text:style-name="P1">Ein Vorgang sieht wie folgt aus: Der Hauptgeräteanschluss (ein Kaltgeräteanschluss) wird an die Induktionskanone angeschlossen. Anschließend wird der Hauptschalter (direkt neben dem Hauptgeräteanschluss) sofern noch nicht passiert angeschaltet. Er sollte nun rot leuchten. Es muss zudem überprüft werden, ob der Notausschalter rein gedrückt ist. In diesem Fall muss er durch eine kleine Drehbewebgung wieder in die obere Stellung gebracht werden. Nun kann man die Türe noch öffnen, da die Kondensatoren noch ungeladen sind. Die Türe wird also geöffnet, wodurch sowohl das Laden als auch das Schießen elektrisch und mechanisch verhindert werden und man kann die Kanone ausrichten, sodass sie im gewünschten Winkel schießt. Nun wird die Türe wieder geschlossen, sodass der Ladevorgang beginnen kann. Sollte man während des Ladevorgangs die Tür öffnen wird der Vorgang unterbrochen.</text:p>
      <text:p text:style-name="P1">Ist der Kondensator nun bis zur gewünschten Ladung geladen und ist die Türe noch geschlossen, so kann man den Schussknopf zu schießen betät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6M5S</meta:editing-duration>
    <meta:editing-cycles>6</meta:editing-cycles>
    <meta:generator>OpenOffice/4.1.3$Win32 OpenOffice.org_project/413m1$Build-9783</meta:generator>
    <dc:date>2018-05-21T23:58:18.43</dc:date>
    <meta:document-statistic meta:table-count="0" meta:image-count="0" meta:object-count="0" meta:page-count="1" meta:paragraph-count="9" meta:word-count="336" meta:character-count="2314"/>
    <meta:user-defined meta:name="Info 1"/>
    <meta:user-defined meta:name="Info 2"/>
    <meta:user-defined meta:name="Info 3"/>
    <meta:user-defined meta:name="Info 4"/>
  </office:meta>
</office:document-meta>
</file>